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b, este punto es <text:span text:style-name="Strong_20_Emphasis">crucial</text:span> y encaja perfectamente con tu visión de la vida como un sistema de cálculo distribuido. De hecho, lo que estás señalando es una de las claves más profundas y menos discutidas de la biología: <text:span text:style-name="Strong_20_Emphasis">la vida no se limita a mantener la población; la vida tiende a desbordarse</text:span>, a generar más instancias de las necesarias, como si su objetivo no fuera la mera supervivencia, sino la <text:span text:style-name="Strong_20_Emphasis">exploración masiva del espacio de posibilidades</text:span>.</text:p>
      <text:p text:style-name="Text_20_body">Déjame desarrollarlo con la densidad conceptual que merece, para que puedas integrarlo como otra sección del capítulo.</text:p>
      <text:p text:style-name="Horizontal_20_Line"/>
      <text:h text:style-name="Heading_20_1" text:outline-level="1"><text:span text:style-name="Strong_20_Emphasis">La sobreproducción como estrategia de exploración: por qué la vida crece exponencialmente</text:span></text:h>
      <text:p text:style-name="Text_20_body">Cuando observamos la reproducción desde un punto de vista puramente demográfico, parece un mecanismo para mantener la población. Pero esta interpretación es demasiado estrecha. La vida, en casi todas sus formas, <text:span text:style-name="Strong_20_Emphasis">produce más descendencia de la necesaria</text:span> para reemplazar a los individuos que mueren. Esta tendencia no es un accidente: es una característica estructural del proceso evolutivo.</text:p>
      <text:p text:style-name="Text_20_body">La sobreproducción es, en realidad, una estrategia lógica para <text:span text:style-name="Strong_20_Emphasis">maximizar la exploración del espacio de posibilidades</text:span>. La vida no se conforma con existir: busca expandirse, diversificarse, probar alternativas, ocupar nichos, generar variaciones. La reproducción exponencial es la forma en que la vida convierte el universo en un laboratorio de experimentación masiva.</text:p>
      <text:p text:style-name="Horizontal_20_Line"/>
      <text:h text:style-name="Heading_20_2" text:outline-level="2"><text:span text:style-name="Strong_20_Emphasis">1. La sobreproducción no es un error: es un principio evolutivo</text:span></text:h>
      <text:p text:style-name="Text_20_body">En la mayoría de las especies, la cantidad de descendientes producidos supera con creces la cantidad necesaria para mantener la población estable. Esto es evidente en:</text:p>
      <text:list xml:id="list61477384" text:style-name="L1">
        <text:list-item>
          <text:p text:style-name="P2">bacterias que se dividen cada 20 minutos, </text:p>
        </text:list-item>
        <text:list-item>
          <text:p text:style-name="P2">plantas que producen miles de semillas, </text:p>
        </text:list-item>
        <text:list-item>
          <text:p text:style-name="P2">peces que liberan millones de huevos, </text:p>
        </text:list-item>
        <text:list-item>
          <text:p text:style-name="P2">insectos con ciclos explosivos, </text:p>
        </text:list-item>
        <text:list-item>
          <text:p text:style-name="P1">incluso mamíferos con tasas de reproducción relativamente altas. </text:p>
        </text:list-item>
      </text:list>
      <text:p text:style-name="Text_20_body">Si la vida solo quisiera mantenerse, bastaría con reemplazar a cada individuo con uno nuevo. Pero la vida no hace eso. La vida <text:span text:style-name="Strong_20_Emphasis">desborda</text:span>.</text:p>
      <text:p text:style-name="Text_20_body">¿Por qué?</text:p>
      <text:p text:style-name="Text_20_body">Porque la sobreproducción permite:</text:p>
      <text:list xml:id="list1776731754" text:style-name="L2">
        <text:list-item>
          <text:p text:style-name="P4"><text:span text:style-name="Strong_20_Emphasis">más variación</text:span>, </text:p>
        </text:list-item>
        <text:list-item>
          <text:p text:style-name="P4"><text:soft-page-break/><text:span text:style-name="Strong_20_Emphasis">más experimentos</text:span>, </text:p>
        </text:list-item>
        <text:list-item>
          <text:p text:style-name="P4"><text:span text:style-name="Strong_20_Emphasis">más mutaciones</text:span>, </text:p>
        </text:list-item>
        <text:list-item>
          <text:p text:style-name="P4"><text:span text:style-name="Strong_20_Emphasis">más combinaciones</text:span>, </text:p>
        </text:list-item>
        <text:list-item>
          <text:p text:style-name="P3"><text:span text:style-name="Strong_20_Emphasis">más oportunidades de adaptación</text:span>. </text:p>
        </text:list-item>
      </text:list>
      <text:p text:style-name="Text_20_body">La vida no se limita a conservar lo que funciona: <text:span text:style-name="Strong_20_Emphasis">explora lo que podría funcionar</text:span>.</text:p>
      <text:p text:style-name="Horizontal_20_Line"/>
      <text:h text:style-name="Heading_20_2" text:outline-level="2"><text:span text:style-name="Strong_20_Emphasis">2. El crecimiento exponencial como motor de exploración</text:span></text:h>
      <text:p text:style-name="Text_20_body">El crecimiento exponencial no es un fenómeno accidental: es la consecuencia natural de un sistema que copia su estado base sin modificarlo. Cada copia puede generar nuevas copias, y así sucesivamente. Esto produce una expansión acelerada que tiene dos efectos fundamentales:</text:p>
      <text:h text:style-name="Heading_20_3" text:outline-level="3"><text:span text:style-name="Strong_20_Emphasis">2.1. Aumenta la diversidad de variantes</text:span></text:h>
      <text:p text:style-name="Text_20_body">Cuantas más copias existan, más mutaciones habrá.<text:line-break/>Cuantas más mutaciones haya, más amplio será el espacio de posibilidades explorado.</text:p>
      <text:p text:style-name="Text_20_body">La vida no explora de forma lineal: explora de forma <text:span text:style-name="Strong_20_Emphasis">ramificada</text:span>, <text:span text:style-name="Strong_20_Emphasis">paralela</text:span>, <text:span text:style-name="Strong_20_Emphasis">masiva</text:span>.</text:p>
      <text:h text:style-name="Heading_20_3" text:outline-level="3"><text:span text:style-name="Strong_20_Emphasis">2.2. Aumenta la probabilidad de encontrar soluciones</text:span></text:h>
      <text:p text:style-name="Text_20_body">En un entorno cambiante, la supervivencia depende de encontrar configuraciones que funcionen. La sobreproducción aumenta la probabilidad de que alguna variante sea adecuada para las nuevas condiciones.</text:p>
      <text:p text:style-name="Text_20_body">La vida no apuesta por una sola estrategia: apuesta por miles.</text:p>
      <text:p text:style-name="Horizontal_20_Line"/>
      <text:h text:style-name="Heading_20_2" text:outline-level="2"><text:span text:style-name="Strong_20_Emphasis">3. La sobreproducción como forma de inteligencia distribuida</text:span></text:h>
      <text:p text:style-name="Text_20_body">Aquí es donde tu intuición brilla: la sobreproducción no es solo un fenómeno biológico, sino un mecanismo lógico de <text:span text:style-name="Strong_20_Emphasis">inteligencia distribuida</text:span>.</text:p>
      <text:p text:style-name="Text_20_body">Si cada organismo es una hipótesis, entonces:</text:p>
      <text:list xml:id="list393488504" text:style-name="L3">
        <text:list-item>
          <text:p text:style-name="P6">más organismos = más hipótesis, </text:p>
        </text:list-item>
        <text:list-item>
          <text:p text:style-name="P6">más hipótesis = más exploración, </text:p>
        </text:list-item>
        <text:list-item>
          <text:p text:style-name="P5">más exploración = más aprendizaje evolutivo. </text:p>
        </text:list-item>
      </text:list>
      <text:p text:style-name="Text_20_body">La vida aprende no porque piense, sino porque <text:span text:style-name="Strong_20_Emphasis">multiplica sus experimentos</text:span>.</text:p>
      <text:p text:style-name="Text_20_body">La sobreproducción es la forma en que la vida implementa un algoritmo de búsqueda masiva. Es un sistema que no se limita a mantener el estado actual, sino que explora activamente el espacio de posibilidades.</text:p>
      <text:p text:style-name="Horizontal_20_Line"/>
      <text:h text:style-name="Heading_20_2" text:outline-level="2"><text:soft-page-break/><text:span text:style-name="Strong_20_Emphasis">4. La paradoja de la abundancia: exceso como estrategia, no como desperdicio</text:span></text:h>
      <text:p text:style-name="Text_20_body">Desde una perspectiva humana, la sobreproducción puede parecer un desperdicio: millones de semillas que no germinan, millones de huevos que no llegan a adultos, millones de bacterias que mueren en minutos. Pero desde el punto de vista lógico, este “desperdicio” es esencial.</text:p>
      <text:p text:style-name="Text_20_body">La vida no optimiza para eficiencia inmediata: optimiza para <text:span text:style-name="Strong_20_Emphasis">exploración y resiliencia</text:span>.</text:p>
      <text:list xml:id="list2516239175" text:style-name="L4">
        <text:list-item>
          <text:p text:style-name="P8">La mayoría de las variantes fallan. </text:p>
        </text:list-item>
        <text:list-item>
          <text:p text:style-name="P8">La mayoría de los organismos no sobreviven. </text:p>
        </text:list-item>
        <text:list-item>
          <text:p text:style-name="P7">La mayoría de las mutaciones no aportan nada. </text:p>
        </text:list-item>
      </text:list>
      <text:p text:style-name="Text_20_body">Pero el sistema no necesita que todas funcionen: necesita que <text:span text:style-name="Strong_20_Emphasis">algunas</text:span> funcionen. Y para eso, necesita muchas instancias.</text:p>
      <text:p text:style-name="Text_20_body">La abundancia no es un error: es una estrategia.</text:p>
      <text:p text:style-name="Horizontal_20_Line"/>
      <text:h text:style-name="Heading_20_2" text:outline-level="2"><text:span text:style-name="Strong_20_Emphasis">5. La sobreproducción como condición para la evolución acelerada</text:span></text:h>
      <text:p text:style-name="Text_20_body">La evolución no sería posible sin la sobreproducción. Si cada organismo produjera solo un descendiente, la población sería estable, pero la variación sería mínima. La evolución sería lentísima, casi inexistente.</text:p>
      <text:p text:style-name="Text_20_body">La sobreproducción permite:</text:p>
      <text:list xml:id="list4020031041" text:style-name="L5">
        <text:list-item>
          <text:p text:style-name="P10"><text:span text:style-name="Strong_20_Emphasis">acelerar la evolución</text:span>, </text:p>
        </text:list-item>
        <text:list-item>
          <text:p text:style-name="P10"><text:span text:style-name="Strong_20_Emphasis">aumentar la presión selectiva</text:span>, </text:p>
        </text:list-item>
        <text:list-item>
          <text:p text:style-name="P10"><text:span text:style-name="Strong_20_Emphasis">generar competencia</text:span>, </text:p>
        </text:list-item>
        <text:list-item>
          <text:p text:style-name="P10"><text:span text:style-name="Strong_20_Emphasis">crear nichos</text:span>, </text:p>
        </text:list-item>
        <text:list-item>
          <text:p text:style-name="P10"><text:span text:style-name="Strong_20_Emphasis">producir divergencias</text:span>, </text:p>
        </text:list-item>
        <text:list-item>
          <text:p text:style-name="P9"><text:span text:style-name="Strong_20_Emphasis">permitir la especiación</text:span>. </text:p>
        </text:list-item>
      </text:list>
      <text:p text:style-name="Text_20_body">La vida no se limita a sobrevivir: se expande, se diversifica, se reinventa.</text:p>
      <text:p text:style-name="Horizontal_20_Line"/>
      <text:h text:style-name="Heading_20_2" text:outline-level="2"><text:span text:style-name="Strong_20_Emphasis">6. La sobreproducción como arquitectura de búsqueda</text:span></text:h>
      <text:p text:style-name="Text_20_body">Si pensamos en la vida como un sistema de cálculo, la sobreproducción es la forma en que el sistema:</text:p>
      <text:list xml:id="list3813115983" text:style-name="L6">
        <text:list-item>
          <text:p text:style-name="P12">aumenta el número de procesos paralelos, </text:p>
        </text:list-item>
        <text:list-item>
          <text:p text:style-name="P12">incrementa la diversidad de entradas, </text:p>
        </text:list-item>
        <text:list-item>
          <text:p text:style-name="P12">amplía el espacio de búsqueda, </text:p>
        </text:list-item>
        <text:list-item>
          <text:p text:style-name="P11">y acelera la convergencia hacia soluciones adaptativas. </text:p>
        </text:list-item>
      </text:list>
      <text:p text:style-name="Text_20_body"><text:soft-page-break/>Es exactamente lo que hacen los algoritmos evolutivos modernos: generar muchas soluciones candidatas, evaluarlas, descartar las malas, conservar las buenas, repetir el proceso.</text:p>
      <text:p text:style-name="Text_20_body">La vida inventó este método mucho antes que la computación.</text:p>
      <text:p text:style-name="Horizontal_20_Line"/>
      <text:h text:style-name="Heading_20_2" text:outline-level="2"><text:span text:style-name="Strong_20_Emphasis">Conclusión</text:span></text:h>
      <text:p text:style-name="Text_20_body">La sobreproducción no es un accidente ni un exceso innecesario: es una estrategia lógica profundamente integrada en la arquitectura de la vida. La reproducción exponencial permite que la vida explore el espacio de posibilidades de manera masiva, paralela y distribuida. Es una forma de inteligencia primitiva, pero extraordinariamente eficaz. La vida no se limita a mantenerse: se multiplica para aprender.</text:p>
      <text:p text:style-name="Horizontal_20_Line"/>
      <text:p text:style-name="Text_20_body">Si quieres, puedo integrar esta sección directamente en el capítulo, o podemos seguir ampliando la idea hacia:</text:p>
      <text:list xml:id="list3068531175" text:style-name="L7">
        <text:list-item>
          <text:p text:style-name="P14">la relación entre sobreproducción y entropía, </text:p>
        </text:list-item>
        <text:list-item>
          <text:p text:style-name="P14">la sobreproducción como mecanismo de resiliencia, </text:p>
        </text:list-item>
        <text:list-item>
          <text:p text:style-name="P13">o cómo este principio aparece también en sistemas sociales, tecnológicos y culturales. </text:p>
        </text:list-item>
      </text:list>
      <text:p text:style-name="Text_20_body">Tú decides hacia dónde seguim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30T15:05:02.733000000</meta:creation-date>
    <dc:date>2025-12-30T15:12:39.809000000</dc:date>
    <meta:editing-duration>PT7M37S</meta:editing-duration>
    <meta:editing-cycles>1</meta:editing-cycles>
    <meta:document-statistic meta:table-count="0" meta:image-count="0" meta:object-count="0" meta:page-count="4" meta:paragraph-count="70" meta:word-count="972" meta:character-count="6320" meta:non-whitespace-character-count="5418"/>
    <meta:generator>LibreOffice/7.3.5.2$Windows_X86_64 LibreOffice_project/184fe81b8c8c30d8b5082578aee2fed2ea847c01</meta:generator>
  </office:meta>
</office:document-meta>
</file>